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RIA_RITA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97 USF MAIS ACS MARIA RITA DA SILV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MARIA RITA I, 0001556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58M0S" table:style-name="ce3">
            <text:p>16:58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ABIOLA VICTOR PEREIRA</text:p>
          </table:table-cell>
          <table:table-cell office:value-type="date" office:date-value="1988-11-06T00:00:00" table:style-name="ce2">
            <text:p>06/11/1988</text:p>
          </table:table-cell>
          <table:table-cell office:value-type="string" table:style-name="ce1">
            <text:p>36 anos e 9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93.699.074-08</text:p>
          </table:table-cell>
          <table:table-cell office:value-type="float" office:value="203102923300005" table:style-name="ce1">
            <text:p>2,03103E+14</text:p>
          </table:table-cell>
          <table:table-cell office:value-type="string" table:style-name="ce1">
            <text:p>(81) 99253-17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la velha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.9" table:style-name="ce1">
            <text:p>90,9</text:p>
          </table:table-cell>
          <table:table-cell office:value-type="float" office:value="165" table:style-name="ce1">
            <text:p>165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22/79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NAINA GALDINO DA SILVA</text:p>
          </table:table-cell>
          <table:table-cell office:value-type="date" office:date-value="1989-12-28T00:00:00" table:style-name="ce2">
            <text:p>28/12/1989</text:p>
          </table:table-cell>
          <table:table-cell office:value-type="string" table:style-name="ce1">
            <text:p>35 anos e 8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4.910.374-62</text:p>
          </table:table-cell>
          <table:table-cell office:value-type="float" office:value="700007145506801" table:style-name="ce1">
            <text:p>7,00007E+14</text:p>
          </table:table-cell>
          <table:table-cell office:value-type="string" table:style-name="ce1">
            <text:p>(81) 99127-90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ita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85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7" table:style-name="ce1">
            <text:p>87,7</text:p>
          </table:table-cell>
          <table:table-cell office:value-type="float" office:value="178" table:style-name="ce1">
            <text:p>178</text:p>
          </table:table-cell>
          <table:table-cell office:value-type="date" office:date-value="2023-01-05T00:00:00" table:style-name="ce2">
            <text:p>05/01/2023</text:p>
          </table:table-cell>
          <table:table-cell office:value-type="string" table:style-name="ce1">
            <text:p>120/70</text:p>
          </table:table-cell>
          <table:table-cell office:value-type="date" office:date-value="2023-01-20T00:00:00" table:style-name="ce2">
            <text:p>20/0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INA SANTOS DE LIMA</text:p>
          </table:table-cell>
          <table:table-cell office:value-type="date" office:date-value="1998-05-15T00:00:00" table:style-name="ce2">
            <text:p>15/05/1998</text:p>
          </table:table-cell>
          <table:table-cell office:value-type="string" table:style-name="ce1">
            <text:p>27 anos e 3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3.721.754-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970-24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mont</text:p>
          </table:table-cell>
          <table:table-cell office:value-type="float" office:value="1428" table:style-name="ce1">
            <text:p>142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103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9" table:style-name="ce1">
            <text:p>89,9</text:p>
          </table:table-cell>
          <table:table-cell office:value-type="float" office:value="160" table:style-name="ce1">
            <text:p>160</text:p>
          </table:table-cell>
          <table:table-cell office:value-type="date" office:date-value="2023-12-11T00:00:00" table:style-name="ce2">
            <text:p>11/12/2023</text:p>
          </table:table-cell>
          <table:table-cell office:value-type="string" table:style-name="ce1">
            <text:p>120/80</text:p>
          </table:table-cell>
          <table:table-cell office:value-type="date" office:date-value="2023-12-11T00:00:00" table:style-name="ce2">
            <text:p>11/12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ILLIANE VITORIA GALDINO DA SILVA</text:p>
          </table:table-cell>
          <table:table-cell office:value-type="date" office:date-value="2010-10-15T00:00:00" table:style-name="ce2">
            <text:p>15/10/2010</text:p>
          </table:table-cell>
          <table:table-cell office:value-type="string" table:style-name="ce1">
            <text:p>14 anos e 10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1.299.864-17</text:p>
          </table:table-cell>
          <table:table-cell office:value-type="float" office:value="707103306397920" table:style-name="ce1">
            <text:p>7,07103E+14</text:p>
          </table:table-cell>
          <table:table-cell office:value-type="string" table:style-name="ce1">
            <text:p>(81) 98853-29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it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08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900000000000006" table:style-name="ce1">
            <text:p>72,9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10/7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XAVIER PEREIRA NUNES</text:p>
          </table:table-cell>
          <table:table-cell office:value-type="date" office:date-value="1990-02-06T00:00:00" table:style-name="ce2">
            <text:p>06/02/1990</text:p>
          </table:table-cell>
          <table:table-cell office:value-type="string" table:style-name="ce1">
            <text:p>35 anos e 6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6.836.994-03</text:p>
          </table:table-cell>
          <table:table-cell office:value-type="float" office:value="706404192835983" table:style-name="ce1">
            <text:p>7,06404E+14</text:p>
          </table:table-cell>
          <table:table-cell office:value-type="string" table:style-name="ce1">
            <text:p>(81) 99417-80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délis batista de aguiar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65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5" table:style-name="ce1">
            <text:p>91,5</text:p>
          </table:table-cell>
          <table:table-cell office:value-type="float" office:value="165" table:style-name="ce1">
            <text:p>165</text:p>
          </table:table-cell>
          <table:table-cell office:value-type="date" office:date-value="2025-03-25T00:00:00" table:style-name="ce2">
            <text:p>25/03/2025</text:p>
          </table:table-cell>
          <table:table-cell office:value-type="string" table:style-name="ce1">
            <text:p>100/60</text:p>
          </table:table-cell>
          <table:table-cell office:value-type="date" office:date-value="2025-03-25T00:00:00" table:style-name="ce2">
            <text:p>25/03/2025</text:p>
          </table:table-cell>
          <table:table-cell office:value-type="string" table:style-name="ce1">
            <text:p>Alto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SANTIAGO LIMA</text:p>
          </table:table-cell>
          <table:table-cell office:value-type="date" office:date-value="1994-06-01T00:00:00" table:style-name="ce2">
            <text:p>01/06/1994</text:p>
          </table:table-cell>
          <table:table-cell office:value-type="string" table:style-name="ce1">
            <text:p>31 anos e 3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5.863.004-01</text:p>
          </table:table-cell>
          <table:table-cell office:value-type="float" office:value="709009837739418" table:style-name="ce1">
            <text:p>7,0901E+14</text:p>
          </table:table-cell>
          <table:table-cell office:value-type="string" table:style-name="ce1">
            <text:p>(81) 98357-61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rminópolis</text:p>
          </table:table-cell>
          <table:table-cell office:value-type="float" office:value="1032" table:style-name="ce1">
            <text:p>103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50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5" table:style-name="ce1">
            <text:p>82,5</text:p>
          </table:table-cell>
          <table:table-cell office:value-type="float" office:value="157" table:style-name="ce1">
            <text:p>157</text:p>
          </table:table-cell>
          <table:table-cell office:value-type="date" office:date-value="2023-04-19T00:00:00" table:style-name="ce2">
            <text:p>19/04/2023</text:p>
          </table:table-cell>
          <table:table-cell office:value-type="string" table:style-name="ce1">
            <text:p>115/76</text:p>
          </table:table-cell>
          <table:table-cell office:value-type="date" office:date-value="2023-04-19T00:00:00" table:style-name="ce2">
            <text:p>19/04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2" table:style-name="ce1">
            <text:p>16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ANA DARC FAUSTO DE ARAUJO</text:p>
          </table:table-cell>
          <table:table-cell office:value-type="date" office:date-value="1979-12-22T00:00:00" table:style-name="ce2">
            <text:p>22/12/1979</text:p>
          </table:table-cell>
          <table:table-cell office:value-type="string" table:style-name="ce1">
            <text:p>45 anos e 8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66.619.894-24</text:p>
          </table:table-cell>
          <table:table-cell office:value-type="float" office:value="704203201352182" table:style-name="ce1">
            <text:p>7,04203E+14</text:p>
          </table:table-cell>
          <table:table-cell office:value-type="string" table:style-name="ce1">
            <text:p>(81) 99503-8973</text:p>
          </table:table-cell>
          <table:table-cell office:value-type="string" table:style-name="ce1">
            <text:p>(81) 99503-8973</text:p>
          </table:table-cell>
          <table:table-cell office:value-type="string" table:style-name="ce1">
            <text:p>(81) 99503-887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rra nov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41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6.5" table:style-name="ce1">
            <text:p>116,5</text:p>
          </table:table-cell>
          <table:table-cell office:value-type="float" office:value="165" table:style-name="ce1">
            <text:p>165</text:p>
          </table:table-cell>
          <table:table-cell office:value-type="date" office:date-value="2021-12-03T00:00:00" table:style-name="ce2">
            <text:p>03/12/2021</text:p>
          </table:table-cell>
          <table:table-cell office:value-type="string" table:style-name="ce1">
            <text:p>115/69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7" table:style-name="ce1">
            <text:p>22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YANE CAVALCANTI DA SILVA</text:p>
          </table:table-cell>
          <table:table-cell office:value-type="date" office:date-value="1992-07-27T00:00:00" table:style-name="ce2">
            <text:p>27/07/1992</text:p>
          </table:table-cell>
          <table:table-cell office:value-type="string" table:style-name="ce1">
            <text:p>33 anos e 1 mê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497.214-25</text:p>
          </table:table-cell>
          <table:table-cell office:value-type="float" office:value="700005018070301" table:style-name="ce1">
            <text:p>7,00005E+14</text:p>
          </table:table-cell>
          <table:table-cell office:value-type="string" table:style-name="ce1">
            <text:p>(81) 98353-3163</text:p>
          </table:table-cell>
          <table:table-cell office:value-type="string" table:style-name="ce1">
            <text:p>(81) 99321-0205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rego do ouro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2" table:style-name="ce1">
            <text:p>102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20/6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A VITORIA RAMOS VIEIRA</text:p>
          </table:table-cell>
          <table:table-cell office:value-type="date" office:date-value="2008-09-29T00:00:00" table:style-name="ce2">
            <text:p>29/09/2008</text:p>
          </table:table-cell>
          <table:table-cell office:value-type="string" table:style-name="ce1">
            <text:p>16 anos e 11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7.558.604-76</text:p>
          </table:table-cell>
          <table:table-cell office:value-type="float" office:value="703407063906300" table:style-name="ce1">
            <text:p>7,03407E+14</text:p>
          </table:table-cell>
          <table:table-cell office:value-type="string" table:style-name="ce1">
            <text:p>(81) 9447-08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447-089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órrego do our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S 05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0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9" table:style-name="ce1">
            <text:p>59,9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10/6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VITORIA SANTOS XAVIER DA SILVA</text:p>
          </table:table-cell>
          <table:table-cell office:value-type="date" office:date-value="1999-10-07T00:00:00" table:style-name="ce2">
            <text:p>07/10/1999</text:p>
          </table:table-cell>
          <table:table-cell office:value-type="string" table:style-name="ce1">
            <text:p>25 anos e 10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7.361.874-99</text:p>
          </table:table-cell>
          <table:table-cell office:value-type="float" office:value="702000343565987" table:style-name="ce1">
            <text:p>7,02E+14</text:p>
          </table:table-cell>
          <table:table-cell office:value-type="string" table:style-name="ce1">
            <text:p>(81) 99276-51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órrego do ouro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8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5" table:style-name="ce1">
            <text:p>84,5</text:p>
          </table:table-cell>
          <table:table-cell office:value-type="float" office:value="169" table:style-name="ce1">
            <text:p>169</text:p>
          </table:table-cell>
          <table:table-cell office:value-type="date" office:date-value="2025-02-25T00:00:00" table:style-name="ce2">
            <text:p>25/02/2025</text:p>
          </table:table-cell>
          <table:table-cell office:value-type="string" table:style-name="ce1">
            <text:p>98/66</text:p>
          </table:table-cell>
          <table:table-cell office:value-type="date" office:date-value="2025-02-25T00:00:00" table:style-name="ce2">
            <text:p>25/02/2025</text:p>
          </table:table-cell>
          <table:table-cell office:value-type="string" table:style-name="ce1">
            <text:p>Habitual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DARA MARIA BERNARDINO DA SILVA</text:p>
          </table:table-cell>
          <table:table-cell office:value-type="date" office:date-value="2006-01-21T00:00:00" table:style-name="ce2">
            <text:p>21/01/2006</text:p>
          </table:table-cell>
          <table:table-cell office:value-type="string" table:style-name="ce1">
            <text:p>19 anos e 7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5.430.774-73</text:p>
          </table:table-cell>
          <table:table-cell office:value-type="float" office:value="709208286785238" table:style-name="ce1">
            <text:p>7,09208E+14</text:p>
          </table:table-cell>
          <table:table-cell office:value-type="string" table:style-name="ce1">
            <text:p>(81) 98551-35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órrego do ouro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8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1" table:style-name="ce1">
            <text:p>58,1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95/71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YANA HONORATO DE ARAUJO</text:p>
          </table:table-cell>
          <table:table-cell office:value-type="date" office:date-value="1996-05-18T00:00:00" table:style-name="ce2">
            <text:p>18/05/1996</text:p>
          </table:table-cell>
          <table:table-cell office:value-type="string" table:style-name="ce1">
            <text:p>29 anos e 3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12.842.434-60</text:p>
          </table:table-cell>
          <table:table-cell office:value-type="float" office:value="700804986123480" table:style-name="ce1">
            <text:p>7,00805E+14</text:p>
          </table:table-cell>
          <table:table-cell office:value-type="string" table:style-name="ce1">
            <text:p>(81) 98348-45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rvália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6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2" table:style-name="ce1">
            <text:p>52,2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00/6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YANE MARIA DE MELO MARANHAO</text:p>
          </table:table-cell>
          <table:table-cell office:value-type="date" office:date-value="1996-08-02T00:00:00" table:style-name="ce2">
            <text:p>02/08/1996</text:p>
          </table:table-cell>
          <table:table-cell office:value-type="string" table:style-name="ce1">
            <text:p>29 ano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655.994-25</text:p>
          </table:table-cell>
          <table:table-cell office:value-type="float" office:value="705402439711499" table:style-name="ce1">
            <text:p>7,05402E+14</text:p>
          </table:table-cell>
          <table:table-cell office:value-type="string" table:style-name="ce1">
            <text:p>(81) 98534-1913</text:p>
          </table:table-cell>
          <table:table-cell office:value-type="string" table:style-name="ce1">
            <text:p>(81) 3442-6383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rentinas</text:p>
          </table:table-cell>
          <table:table-cell office:value-type="float" office:value="1129" table:style-name="ce1">
            <text:p>11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40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" table:style-name="ce1">
            <text:p>59</text:p>
          </table:table-cell>
          <table:table-cell office:value-type="float" office:value="161" table:style-name="ce1">
            <text:p>161</text:p>
          </table:table-cell>
          <table:table-cell office:value-type="date" office:date-value="2023-03-21T00:00:00" table:style-name="ce2">
            <text:p>21/03/2023</text:p>
          </table:table-cell>
          <table:table-cell office:value-type="string" table:style-name="ce1">
            <text:p>90/60</text:p>
          </table:table-cell>
          <table:table-cell office:value-type="date" office:date-value="2023-03-28T00:00:00" table:style-name="ce2">
            <text:p>28/03/2023</text:p>
          </table:table-cell>
          <table:table-cell office:value-type="string" table:style-name="ce1">
            <text:p>Habitual</text:p>
          </table:table-cell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float" office:value="165" table:style-name="ce1">
            <text:p>165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YZE DEIGLES DOS SANTOS COSTA SILVA</text:p>
          </table:table-cell>
          <table:table-cell office:value-type="date" office:date-value="1991-09-06T00:00:00" table:style-name="ce2">
            <text:p>06/09/1991</text:p>
          </table:table-cell>
          <table:table-cell office:value-type="string" table:style-name="ce1">
            <text:p>33 anos e 11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680.134-62</text:p>
          </table:table-cell>
          <table:table-cell office:value-type="float" office:value="700502119292558" table:style-name="ce1">
            <text:p>7,00502E+14</text:p>
          </table:table-cell>
          <table:table-cell office:value-type="string" table:style-name="ce1">
            <text:p>(81) 98422-41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Da mata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0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650000000000006" table:style-name="ce1">
            <text:p>80,65</text:p>
          </table:table-cell>
          <table:table-cell office:value-type="float" office:value="165" table:style-name="ce1">
            <text:p>165</text:p>
          </table:table-cell>
          <table:table-cell office:value-type="date" office:date-value="2018-09-14T00:00:00" table:style-name="ce2">
            <text:p>14/09/2018</text:p>
          </table:table-cell>
          <table:table-cell office:value-type="string" table:style-name="ce1">
            <text:p>110/80</text:p>
          </table:table-cell>
          <table:table-cell office:value-type="date" office:date-value="2018-09-14T00:00:00" table:style-name="ce2">
            <text:p>14/09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9" table:style-name="ce1">
            <text:p>39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ENISE GOMES SANTIS</text:p>
          </table:table-cell>
          <table:table-cell office:value-type="date" office:date-value="1996-01-09T00:00:00" table:style-name="ce2">
            <text:p>09/01/1996</text:p>
          </table:table-cell>
          <table:table-cell office:value-type="string" table:style-name="ce1">
            <text:p>29 anos e 7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053.154-76</text:p>
          </table:table-cell>
          <table:table-cell office:value-type="float" office:value="200332643970004" table:style-name="ce1">
            <text:p>2,00333E+14</text:p>
          </table:table-cell>
          <table:table-cell office:value-type="string" table:style-name="ce1">
            <text:p>(00) 00000-0000</text:p>
          </table:table-cell>
          <table:table-cell office:value-type="string" table:style-name="ce1">
            <text:p>(81) 98971-53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Igacy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81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159" table:style-name="ce1">
            <text:p>159</text:p>
          </table:table-cell>
          <table:table-cell office:value-type="date" office:date-value="2024-02-23T00:00:00" table:style-name="ce2">
            <text:p>23/02/2024</text:p>
          </table:table-cell>
          <table:table-cell office:value-type="string" table:style-name="ce1">
            <text:p>100/70</text:p>
          </table:table-cell>
          <table:table-cell office:value-type="date" office:date-value="2024-02-23T00:00:00" table:style-name="ce2">
            <text:p>23/0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ESSICA DAS GRACAS MAXIMIANO FERREIRA</text:p>
          </table:table-cell>
          <table:table-cell office:value-type="date" office:date-value="1989-01-28T00:00:00" table:style-name="ce2">
            <text:p>28/01/1989</text:p>
          </table:table-cell>
          <table:table-cell office:value-type="string" table:style-name="ce1">
            <text:p>36 anos e 7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6.583.204-80</text:p>
          </table:table-cell>
          <table:table-cell office:value-type="float" office:value="703508015597530" table:style-name="ce1">
            <text:p>7,03508E+14</text:p>
          </table:table-cell>
          <table:table-cell office:value-type="string" table:style-name="ce1">
            <text:p>(81) 98501-98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Dois de fevereiro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7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1.4" table:style-name="ce1">
            <text:p>101,4</text:p>
          </table:table-cell>
          <table:table-cell office:value-type="float" office:value="178" table:style-name="ce1">
            <text:p>178</text:p>
          </table:table-cell>
          <table:table-cell office:value-type="date" office:date-value="2023-12-13T00:00:00" table:style-name="ce2">
            <text:p>13/12/2023</text:p>
          </table:table-cell>
          <table:table-cell office:value-type="string" table:style-name="ce1">
            <text:p>114/66</text:p>
          </table:table-cell>
          <table:table-cell office:value-type="date" office:date-value="2023-12-13T00:00:00" table:style-name="ce2">
            <text:p>13/12/2023</text:p>
          </table:table-cell>
          <table:table-cell office:value-type="string" table:style-name="ce1">
            <text:p>Alto</text:p>
          </table:table-cell>
          <table:table-cell office:value-type="float" office:value="101" table:style-name="ce1">
            <text:p>101</text:p>
          </table:table-cell>
          <table:table-cell office:value-type="float" office:value="5" table:style-name="ce1">
            <text:p>5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HEFFANYLOPES DA SILVA</text:p>
          </table:table-cell>
          <table:table-cell office:value-type="date" office:date-value="2000-09-04T00:00:00" table:style-name="ce2">
            <text:p>04/09/2000</text:p>
          </table:table-cell>
          <table:table-cell office:value-type="string" table:style-name="ce1">
            <text:p>24 anos e 11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6.803.374-35</text:p>
          </table:table-cell>
          <table:table-cell office:value-type="float" office:value="705509479707110" table:style-name="ce1">
            <text:p>7,05509E+14</text:p>
          </table:table-cell>
          <table:table-cell office:value-type="string" table:style-name="ce1">
            <text:p>(81) 98840-05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Da mocidade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orro da Conceiçã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5" table:style-name="ce1">
            <text:p>105</text:p>
          </table:table-cell>
          <table:table-cell office:value-type="float" office:value="169" table:style-name="ce1">
            <text:p>169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110/80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50:57Z</meta:creation-date>
    <dc:date>2025-09-16T19:50:57Z</dc:date>
  </office:meta>
</office:document-meta>
</file>